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cb70"/>
    </style:style>
    <style:style style:name="P2" style:family="paragraph" style:parent-style-name="Heading_20_1">
      <style:text-properties officeooo:rsid="000bc7ba"/>
    </style:style>
    <style:style style:name="T1" style:family="text">
      <style:text-properties officeooo:rsid="000c32de"/>
    </style:style>
    <style:style style:name="T2" style:family="text">
      <style:text-properties officeooo:rsid="000cc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ownload</text:h>
      <text:h text:style-name="Heading_20_2" text:outline-level="2">Sourcecode</text:h>
      <text:p text:style-name="Text_20_body">Die fuer die Untersuchung hergestellten Softwarekomponenten sind <text:s text:c="4"/>auf <text:a xlink:type="simple" xlink:href="http://github.com/sohorouter">http://github.com/sohorouter</text:a> verfuegbar. Fuer die Durchfuehrung von SCAN wurde Angry IP Scanner [<text:a xlink:type="simple" xlink:href="http://www.angryip.org/w/Home">http://www.angryip.org/w/Home</text:a>] eingebunden.</text:p>
      <text:h text:style-name="Heading_20_2" text:outline-level="2">Paper</text:h>
      <text:p text:style-name="P1">Eine Zusammenfassung der Untersuchung steht unter <text:s text:c="5"/></text:p>
      <text:p text:style-name="P1"><text:a xlink:type="simple" xlink:href="http://github.com/sohorouter/scanner.d/raw/master/doc/ni34009_endbericht.pdf"><text:span text:style-name="T2">http://github.com/sohorouter/scanner.d/raw/master/doc/ni34009_endbericht.pdf</text:span></text:a><text:span text:style-name="T2"> </text:span><text:span text:style-name="T1"><text:s/>zum Downla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, 'Times New Roman', 'Bitstream Charter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era </meta:initial-creator>
    <meta:creation-date>2010-09-27T13:25:57</meta:creation-date>
    <dc:date>2010-09-27T13:53:04</dc:date>
    <dc:creator>rogera </dc:creator>
    <meta:editing-duration>PT00H06M01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33" meta:character-count="382"/>
  </office:meta>
</office:document-meta>
</file>